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4.25cm" fo:min-width="11.75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2.25cm"/>
      <style:paragraph-properties style:writing-mode="lr-tb"/>
    </style:style>
    <style:style style:name="gr5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svg:stroke-color="#ff4000" draw:marker-end="Arrowheads_20_6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margin-left="0cm" fo:margin-right="0cm" fo:text-indent="0cm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55308d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25cm" svg:height="14.5cm" svg:x="4.5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5cm" svg:y1="3.75cm" svg:x2="16.75cm" svg:y2="3.75cm">
          <text:p/>
        </draw:line>
        <draw:frame draw:style-name="gr3" draw:text-style-name="P2" draw:layer="layout" svg:width="6cm" svg:height="1cm" svg:x="7.25cm" svg:y="2.75cm">
          <draw:text-box>
            <text:p><text:s text:c="4"/>ClassName</text:p>
          </draw:text-box>
        </draw:frame>
        <draw:frame draw:style-name="gr4" draw:text-style-name="P2" draw:layer="layout" svg:width="12.25cm" svg:height="12.5cm" svg:x="4.5cm" svg:y="4cm">
          <draw:text-box>
            <text:p/>
            <text:p><text:s/></text:p>
            <text:p><text:tab/>- <text:s/>1<text:span text:style-name="T1">st</text:span> attribute</text:p>
            <text:p><text:tab/>- <text:s/>2<text:span text:style-name="T1">nd</text:span> attribute</text:p>
            <text:p><text:tab/># 3<text:span text:style-name="T1">rd</text:span> attribute</text:p>
            <text:p/>
            <text:p><text:tab/><text:tab/> <text:s/>-</text:p>
            <text:p><text:tab/><text:tab/> <text:s/>-</text:p>
            <text:p/>
            <text:p/>
            <text:p><text:tab/>+ 1<text:span text:style-name="T1">st</text:span> <text:s/>method()</text:p>
            <text:p><text:s text:c="7"/>+ 2<text:span text:style-name="T1">nd</text:span> <text:s/>method()</text:p>
            <text:p/>
            <text:p><text:tab/><text:tab/> <text:s/>-</text:p>
            <text:p><text:tab/><text:tab/> <text:s/>-</text:p>
          </draw:text-box>
        </draw:frame>
        <draw:line draw:style-name="gr5" draw:text-style-name="P1" draw:layer="layout" svg:x1="4cm" svg:y1="6cm" svg:x2="5.75cm" svg:y2="6cm">
          <text:p/>
        </draw:line>
        <draw:line draw:style-name="gr6" draw:text-style-name="P1" draw:layer="layout" svg:x1="4cm" svg:y1="7.25cm" svg:x2="5.75cm" svg:y2="7.25cm">
          <text:p/>
        </draw:line>
        <draw:line draw:style-name="gr7" draw:text-style-name="P1" draw:layer="layout" svg:x1="4cm" svg:y1="11.5cm" svg:x2="5.75cm" svg:y2="11.5cm">
          <text:p/>
        </draw:line>
        <draw:frame draw:style-name="gr8" draw:text-style-name="P3" draw:layer="layout" svg:width="3cm" svg:height="1.25cm" svg:x="1.25cm" svg:y="5.5cm">
          <draw:text-box>
            <text:p>private</text:p>
          </draw:text-box>
        </draw:frame>
        <draw:frame draw:style-name="gr9" draw:text-style-name="P5" draw:layer="layout" svg:width="2.75cm" svg:height="0.806cm" svg:x="1.25cm" svg:y="6.75cm">
          <draw:text-box>
            <text:p text:style-name="P4"><text:span text:style-name="T2">protected</text:span></text:p>
          </draw:text-box>
        </draw:frame>
        <draw:frame draw:style-name="gr3" draw:text-style-name="P3" draw:layer="layout" svg:width="3cm" svg:height="1cm" svg:x="1.25cm" svg:y="11cm">
          <draw:text-box>
            <text:p>public</text:p>
          </draw:text-box>
        </draw:frame>
        <draw:frame draw:style-name="gr9" draw:text-style-name="P3" draw:layer="layout" svg:width="7.25cm" svg:height="0.962cm" svg:x="6.75cm" svg:y="1.5cm">
          <draw:text-box>
            <text:p><text:s text:c="3"/><text:span text:style-name="T3"><text:s/></text:span><text:span text:style-name="T3">Class Diagra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07:46:52.972268788</meta:creation-date>
    <dc:date>2023-05-07T08:11:48.074596503</dc:date>
    <meta:editing-duration>PT4M2S</meta:editing-duration>
    <meta:editing-cycles>1</meta:editing-cycles>
    <meta:document-statistic meta:object-count="11"/>
    <meta:generator>LibreOffice/7.3.7.2$Linux_X86_64 LibreOffice_project/30$Build-2</meta:generator>
  </office:meta>
</office:document-meta>
</file>